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2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4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3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2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2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68" style:family="table-cell" style:parent-style-name="Default">
      <style:text-properties style:font-name="Comfortaa Medium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90" style:family="table-cell" style:parent-style-name="Default">
      <style:table-cell-properties fo:border-bottom="none" fo:border-left="0.06pt solid #000000" fo:border-right="none" fo:border-top="none"/>
      <style:paragraph-properties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 medium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6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3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55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order-left="none" fo:border-right="0.06pt solid #000000" fo:border-top="none"/>
      <style:text-properties style:font-name="Comfortaa Medium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 fo:margin-left="0cm" style:writing-mode="page"/>
      <style:text-properties style:font-name="Comfortaa Medium" fo:font-style="normal" fo:font-weight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 style:writing-mode="page"/>
      <style:text-properties style:font-name="Comfortaa Medium" fo:font-style="normal" fo:font-weight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style:font-name="Comfortaa Medium" fo:font-style="normal" fo:font-weight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3"/>
          <table:table-cell table:style-name="ce13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68"/>
          <table:table-cell table:style-name="ce13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68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13"/>
          <table:table-cell table:style-name="ce13"/>
          <table:covered-table-cell table:number-columns-repeated="4" table:style-name="ce68"/>
          <table:table-cell table:style-name="ce13"/>
          <table:covered-table-cell table:number-columns-repeated="4" table:style-name="ce68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13"/>
          <table:table-cell table:style-name="ce71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3"/>
          <table:table-cell table:style-name="ce71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25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68"/>
          <table:table-cell table:style-name="ce121" office:value-type="float" office:value="1200" calcext:value-type="float">
            <text:p>1200</text:p>
          </table:table-cell>
          <table:table-cell table:style-name="ce30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68"/>
          <table:table-cell table:style-name="ce122" office:value-type="float" office:value="1300" calcext:value-type="float">
            <text:p>1300</text:p>
          </table:table-cell>
          <table:table-cell table:style-name="ce70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68"/>
          <table:table-cell table:style-name="ce123" office:value-type="float" office:value="1500" calcext:value-type="float">
            <text:p>1500</text:p>
          </table:table-cell>
          <table:table-cell table:style-name="ce30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53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26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68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5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26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68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13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5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68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68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68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68"/>
          <table:table-cell table:style-name="ce121" office:value-type="float" office:value="2200" calcext:value-type="float">
            <text:p>2200</text:p>
          </table:table-cell>
          <table:table-cell table:style-name="ce30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68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68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68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500" calcext:value-type="float">
            <text:p>2500</text:p>
          </table:table-cell>
          <table:table-cell table:style-name="ce30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5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Suche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100" calcext:value-type="float">
            <text:p>3100</text:p>
          </table:table-cell>
          <table:table-cell table:style-name="ce30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58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(ohne Erfolg)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1200" calcext:value-type="float">
            <text:p>1200</text:p>
          </table:table-cell>
          <table:table-cell table:style-name="ce30" office:value-type="string" calcext:value-type="string">
            <text:p>Einteilung</text:p>
          </table:table-cell>
          <table:table-cell table:style-name="ce88" office:value-type="string" calcext:value-type="string">
            <text:p>03.03.21</text:p>
          </table:table-cell>
          <table:table-cell table:style-name="ce117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Level Design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flichtenheft</text:p>
          </table:table-cell>
          <table:table-cell table:style-name="ce108" office:value-type="date" office:date-value="2021-03-08" calcext:value-type="date">
            <text:p>08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09" office:value-type="string" calcext:value-type="string">
            <text:p>12.03.21</text:p>
          </table:table-cell>
          <table:table-cell table:style-name="ce118" office:value-type="float" office:value="1" calcext:value-type="float">
            <text:p>1</text:p>
          </table:table-cell>
          <table:table-cell table:style-name="ce13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Pflichtenheft</text:p>
          </table:table-cell>
          <table:table-cell table:style-name="ce150" office:value-type="date" office:date-value="2021-03-09" calcext:value-type="date">
            <text:p>09.03.21</text:p>
          </table:table-cell>
          <table:table-cell table:style-name="ce7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Backup / Invites</text:p>
          </table:table-cell>
          <table:table-cell table:style-name="ce146" office:value-type="string" calcext:value-type="string">
            <text:p>12.04.21</text:p>
          </table:table-cell>
          <table:table-cell table:style-name="ce167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5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3"/>
          <table:table-cell table:style-name="ce30" office:value-type="string" calcext:value-type="string">
            <text:p>-</text:p>
          </table:table-cell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10.03.21</text:p>
          </table:table-cell>
          <table:table-cell table:style-name="ce16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3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Base Game Collision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16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6" calcext:value-type="date">
            <text:p>16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160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22" calcext:value-type="date">
            <text:p>22.03.21</text:p>
          </table:table-cell>
          <table:table-cell table:style-name="ce30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4-12" calcext:value-type="date">
            <text:p>12.04.21</text:p>
          </table:table-cell>
          <table:table-cell table:style-name="ce160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Überarbeitung Journal</text:p>
          </table:table-cell>
          <table:table-cell table:style-name="ce46" office:value-type="date" office:date-value="2021-03-23" calcext:value-type="date">
            <text:p>23.03.21</text:p>
          </table:table-cell>
          <table:table-cell table:style-name="ce64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erstellen(cube_2)</text:p>
          </table:table-cell>
          <table:table-cell table:style-name="ce111" office:value-type="date" office:date-value="2021-04-13" calcext:value-type="date">
            <text:p>13.04.21</text:p>
          </table:table-cell>
          <table:table-cell table:style-name="ce160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7" office:value-type="date" office:date-value="2021-03-25" calcext:value-type="date">
            <text:p>25.03.21</text:p>
          </table:table-cell>
          <table:table-cell table:style-name="ce30"/>
          <table:table-cell table:style-name="ce13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 (cube_3)</text:p>
          </table:table-cell>
          <table:table-cell table:style-name="ce111" office:value-type="date" office:date-value="2021-04-14" calcext:value-type="date">
            <text:p>14.04.21</text:p>
          </table:table-cell>
          <table:table-cell table:style-name="ce160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8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1"/>
          <table:table-cell table:style-name="ce90"/>
          <table:table-cell table:style-name="ce18"/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7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5])" office:value-type="float" office:value="61" calcext:value-type="float">
            <text:p>6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O4:.O36])" office:value-type="float" office:value="70" calcext:value-type="float">
            <text:p>70</text:p>
          </table:table-cell>
          <table:table-cell table:style-name="ce1" table:number-columns-repeated="49"/>
        </table:table-row>
        <table:table-row table:style-name="ro6" table:number-rows-repeated="7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2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 style:data-style-name="N2" text:time-value="14:19:01.9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17</meta:editing-cycles>
    <meta:editing-duration>PT1H39M34S</meta:editing-duration>
    <dc:date>2021-04-14T14:25:39.629000000</dc:date>
    <meta:document-statistic meta:table-count="1" meta:cell-count="428" meta:object-count="0"/>
  </office:meta>
</office:document-meta>
</file>